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C0000018074382A41880946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3.441cm" svg:height="10.16cm" draw:z-index="0"><draw:image xlink:href="Pictures/10000201000001FC0000018074382A41880946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8:04:50.051698443</meta:creation-date>
    <dc:date>2018-02-27T08:05:11.191450216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4.2$Linux_X86_64 LibreOffice_project/40m0$Build-2</meta:generator>
  </office:meta>
</office:document-meta>
</file>